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table" table:style-name="ta1">
        <table:table-column table:style-name="co1" table:number-columns-repeated="1023" table:default-cell-style-name="ce8"/>
        <table:table-row table:style-name="ro1">
          <table:table-cell table:number-columns-repeated="2"/>
          <table:table-cell table:style-name="ce11" table:number-columns-repeated="4"/>
          <table:table-cell table:number-columns-repeated="1017"/>
        </table:table-row>
        <table:table-row table:style-name="ro2">
          <table:table-cell table:style-name="ce9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11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1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Day</text:p>
          </table:table-cell>
          <table:table-cell table:style-name="ce10" office:value-type="string" calcext:value-type="string">
            <text:p>Hours</text:p>
          </table:table-cell>
          <table:table-cell table:style-name="ce12" table:number-columns-repeated="2"/>
          <table:table-cell table:style-name="ce11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working encryption and decryption</text:p>
          </table:table-cell>
          <table:table-cell table:style-name="ce11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4" table:number-rows-spanned="1">
            <text:p>bruteforce preven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6" table:number-rows-spanned="1">
            <text:p>email verification (buggy)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7" table:number-rows-spanned="1">
            <text:p>admin can modify every user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6" table:number-rows-spanned="1">
            <text:p>extended logging, tried to fix email verification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15" table:number-rows-spanned="1">
            <text:p>'last used view‘ (still buggy), fixed login error message about unmounted components</text:p>
          </table:table-cell>
          <table:covered-table-cell table:number-columns-repeated="3" table:style-name="ce7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8" table:number-rows-spanned="1">
            <text:p>implemented toJSON() Method, small bugfixes and workarounds, working on a style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7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7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16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7" table:number-rows-spanned="1">
            <text:p>add view to add encryption and prepared backend for it, decrypt view, debugging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1.02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8" table:number-rows-spanned="1">
            <text:p>decryption view including mailing and public link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8" table:number-rows-spanned="1">
            <text:p>tried to fix table height problem with different screensizes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2.02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15" table:number-rows-spanned="1">
            <text:p>toggle file encrypted and decrypted, ensure that admin always exists</text:p>
          </table:table-cell>
          <table:covered-table-cell table:number-columns-repeated="3" table:style-name="ce7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9" table:number-rows-spanned="1">
            <text:p>adjusted removal of files for unencrypted or encrypted files, adjusted namecreation on backend site, general bugfixing</text:p>
          </table:table-cell>
          <table:covered-table-cell table:number-columns-repeated="3" table:style-name="ce7"/>
          <table:covered-table-cell table:number-columns-repeated="5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 table:number-columns-spanned="8" table:number-rows-spanned="1">
            <text:p>made my own notification and error event in order to fix a bug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7" table:number-rows-spanned="1">
            <text:p>e2e testing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3.02</text:p>
          </table:table-cell>
          <table:table-cell office:value-type="float" office:value="5.5" calcext:value-type="float">
            <text:p>5,5</text:p>
          </table:table-cell>
          <table:table-cell table:style-name="ce16" office:value-type="string" calcext:value-type="string" table:number-columns-spanned="8" table:number-rows-spanned="1">
            <text:p>e2e testing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4.02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 table:number-columns-spanned="6" table:number-rows-spanned="1">
            <text:p>e2e testing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 table:number-columns-spanned="6" table:number-rows-spanned="1">
            <text:p>add comments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5.02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frontend view</text:p>
          </table:table-cell>
          <table:table-cell table:style-name="ce11" table:number-columns-repeated="3"/>
          <table:table-cell table:number-columns-repeated="1017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style-name="ce16" office:value-type="string" calcext:value-type="string">
            <text:p>deployment</text:p>
          </table:table-cell>
          <table:table-cell table:style-name="ce11" table:number-columns-repeated="3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5" table:number-rows-spanned="1">
            <text:p>making single page application links accessible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6.0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10" table:number-rows-spanned="1">
            <text:p>Bugfixing ( tables, upload encryption, cypress tests, registration), adjusted filters and events a little bit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07.02</text:p>
          </table:table-cell>
          <table:table-cell office:value-type="float" office:value="2.5" calcext:value-type="float">
            <text:p>2,5</text:p>
          </table:table-cell>
          <table:table-cell table:style-name="ce16" office:value-type="string" calcext:value-type="string">
            <text:p>eslint</text:p>
          </table:table-cell>
          <table:table-cell table:style-name="ce11" table:number-columns-repeated="3"/>
          <table:table-cell table:number-columns-repeated="1017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style-name="ce16" office:value-type="string" calcext:value-type="string" table:number-columns-spanned="4" table:number-rows-spanned="1">
            <text:p>final prepar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6"/>
          <table:table-cell table:style-name="ce11" table:number-columns-repeated="3"/>
          <table:table-cell table:number-columns-repeated="1017"/>
        </table:table-row>
        <table:table-row table:style-name="ro1">
          <table:table-cell table:style-name="ce10" office:value-type="string" calcext:value-type="string">
            <text:p>Currently:</text:p>
          </table:table-cell>
          <table:table-cell table:formula="of:=SUM([.B6:.B60])" office:value-type="float" office:value="175" calcext:value-type="float">
            <text:p>175</text:p>
          </table:table-cell>
          <table:table-cell table:style-name="ce11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11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Left:</text:p>
          </table:table-cell>
          <table:table-cell table:formula="of:=[.B62]-[.B61]" office:value-type="float" office:value="0" calcext:value-type="float">
            <text:p>0</text:p>
          </table:table-cell>
          <table:table-cell table:style-name="ce11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11" table:number-columns-repeated="4"/>
          <table:table-cell table:number-columns-repeated="1017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sks" table:style-name="ta1">
        <table:table-column table:style-name="co1" table:default-cell-style-name="ce17"/>
        <table:table-row table:style-name="ro1">
          <table:table-cell office:value-type="string" calcext:value-type="string">
            <text:p>Open Tasks:</text:p>
          </table:table-cell>
        </table:table-row>
      </table:table>
      <table:table table:name="Bug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7" office:value-type="string" calcext:value-type="string">
            <text:p>Known Bugs</text:p>
          </table:table-cell>
          <table:table-cell table:style-name="ce17" table:number-columns-repeated="3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6" table:number-columns-spanned="9" table:number-rows-spanned="1"/>
          <table:covered-table-cell table:number-columns-repeated="8" table:style-name="ce11"/>
        </table:table-row>
        <table:table-row table:style-name="ro1">
          <table:table-cell table:style-name="ce16" office:value-type="string" calcext:value-type="string" table:number-columns-spanned="9" table:number-rows-spanned="1">
            <text:p>Sometimes random connection timeout with the backend </text:p>
          </table:table-cell>
          <table:covered-table-cell table:number-columns-repeated="8" table:style-name="ce11"/>
        </table:table-row>
        <table:table-row table:style-name="ro1">
          <table:table-cell table:style-name="ce16" office:value-type="string" calcext:value-type="string" table:number-columns-spanned="9" table:number-rows-spanned="1">
            <text:p>Depending on the screen size and container size...the container moves out of the picture</text:p>
          </table:table-cell>
          <table:covered-table-cell table:number-columns-repeated="8"/>
        </table:table-row>
        <table:table-row table:style-name="ro1">
          <table:table-cell table:style-name="ce16" office:value-type="string" calcext:value-type="string" table:number-columns-spanned="9" table:number-rows-spanned="1">
            <text:p>When you remove multiple files, not all disappear immediately from the view</text:p>
          </table:table-cell>
          <table:covered-table-cell table:number-columns-repeated="8"/>
        </table:table-row>
        <table:table-row table:style-name="ro1">
          <table:table-cell table:style-name="ce16" table:number-columns-spanned="7" table:number-rows-spanned="1"/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.00.0000</text:date>, <text:time style:data-style-name="N2" text:time-value="17:28:58.0360501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2-07T17:29:36.082155997</dc:date>
    <meta:editing-duration>P1DT2H20M19S</meta:editing-duration>
    <meta:editing-cycles>128</meta:editing-cycles>
    <meta:generator>LibreOffice/6.0.7.3$Linux_X86_64 LibreOffice_project/00m0$Build-3</meta:generator>
    <meta:document-statistic meta:table-count="3" meta:cell-count="162" meta:object-count="0"/>
  </office:meta>
</office:document-meta>
</file>